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bstract Draft for Paper V</text:h>
      <text:p text:style-name="Text_20_body"><text:span text:style-name="Strong_20_Emphasis">Title:</text:span> The Reynolds Number of Thought: Turbulence and Energy Cascade in LLM Reasoning <text:span text:style-name="Strong_20_Emphasis">中文标题:</text:span> 思维的雷诺数：大语言模型推理中的湍流与能量级联</text:p>
      <text:p text:style-name="Text_20_body"><text:span text:style-name="Strong_20_Emphasis">Abstract</text:span></text:p>
      <text:p text:style-name="Text_20_body">Scaling laws for test-time compute demonstrate that allowing Large Language Models (LLMs) to generate longer reasoning chains (Chain-of-Thought) significantly boosts performance on complex tasks. However, the physical mechanism driving this "intelligence-from-time" emergence remains poorly understood. In this work, we introduce <text:span text:style-name="Strong_20_Emphasis">Cognitive Fluid Dynamics (CFD)</text:span>, a theoretical framework that maps the inference process to high-dimensional <text:span text:style-name="Strong_20_Emphasis">Navier-Stokes dynamics</text:span>.</text:p>
      <text:p text:style-name="Text_20_body">We posit that the transition from Zero-shot to Chain-of-Thought reasoning corresponds to a phase transition from <text:span text:style-name="Strong_20_Emphasis">Laminar Flow</text:span> (low Reynolds number) to <text:span text:style-name="Strong_20_Emphasis">Turbulent Flow</text:span> (high Reynolds number). Through our "Rank Tunnel" simulations, we uncover four distinct fluid phenomena in the model's latent space:</text:p>
      <text:list text:style-name="L1">
        <text:list-item>
          <text:p text:style-name="P1"><text:span text:style-name="Strong_20_Emphasis">Laminar-Turbulent Duality</text:span>: Simple queries follow smooth, low-curvature streamlines, while complex queries necessitate high-tortuosity, turbulent trajectories to escape topological traps.</text:p>
        </text:list-item>
        <text:list-item>
          <text:p text:style-name="P1"><text:span text:style-name="Strong_20_Emphasis">Cognitive Vortices</text:span>: We identify metastable "vortices" (the "Blue Knots") in the phase diagram, where the model enters a high-spin state to accumulate the momentum required for problem-solving.</text:p>
        </text:list-item>
        <text:list-item>
          <text:p text:style-name="P1"><text:span text:style-name="Strong_20_Emphasis">Energy Cascade</text:span>: Spectral analysis reveals that the reasoning process exhibits a <text:span text:style-name="Strong_20_Emphasis">Kolmogorov-like energy cascade</text:span> with a characteristic roll-off, confirming that "meaning" transfers from macroscopic intent to microscopic logic via viscous dissipation.</text:p>
        </text:list-item>
        <text:list-item>
          <text:p text:style-name="P1"><text:span text:style-name="Strong_20_Emphasis">Finite-time Singularity</text:span>: Under stress testing, we observe a mathematical blow-up of the flow velocity, providing a fluid-mechanical explanation for <text:span text:style-name="Strong_20_Emphasis">Hallucination</text:span> as a shock wave formation when the system exceeds its critical Reynolds number.</text:p>
        </text:list-item>
      </text:list>
      <text:p text:style-name="Text_20_body">Our findings suggest that intelligence is fundamentally an <text:span text:style-name="Strong_20_Emphasis">anti-viscosity mechanism</text:span> that strategically induces turbulence to break information symmetry. We conclude that the "viscosity" of the attention mechanism is the key regulator of sanity, balancing the creative power of turbulence against the catastrophic risk of singularity.</text:p>
      <text:p text:style-name="Text_20_body"><text:span text:style-name="Strong_20_Emphasis">摘要 (中文版)</text:span></text:p>
      <text:p text:style-name="Text_20_body">测试时计算 (Test-time compute) 的缩放定律表明，延长推理链 (CoT) 能显著提升大模型的复杂问题解决能力。然而，驱动这种“时间换智能”涌现的物理机制尚不明确。本文提出了 <text:span text:style-name="Strong_20_Emphasis">认知流体力学 (Cognitive Fluid Dynamics, CFD)</text:span> 框架，将推理过程映射为高维语义空间中的 <text:span text:style-name="Strong_20_Emphasis">Navier-Stokes 动力学</text:span>。</text:p>
      <text:p text:style-name="Text_20_body">我们提出，从 Zero-shot 到 CoT 的转变对应着从 <text:span text:style-name="Strong_20_Emphasis">层流 (Laminar Flow)</text:span> 向 <text:span text:style-name="Strong_20_Emphasis">湍流 (Turbulent Flow)</text:span> 的相变。通过 "Rank Tunnel" 仿真，我们在模型的隐空间中发现了四种独特的流体现象：</text:p>
      <text:list text:style-name="L2">
        <text:list-item>
          <text:p text:style-name="P2"><text:soft-page-break/><text:span text:style-name="Strong_20_Emphasis">层流-湍流二象性</text:span>: 简单问题遵循平滑的低曲率流线，而复杂问题需要高曲率的湍流轨迹来逃离拓扑陷阱。</text:p>
        </text:list-item>
        <text:list-item>
          <text:p text:style-name="P2"><text:span text:style-name="Strong_20_Emphasis">认知涡旋</text:span>: 我们在相变图中识别出了亚稳态的“漩涡”（即“蓝色小结”），模型在此处进入高速自旋状态以积累解题所需的动量。</text:p>
        </text:list-item>
        <text:list-item>
          <text:p text:style-name="P2"><text:span text:style-name="Strong_20_Emphasis">能量级联</text:span>: 频谱分析显示推理过程表现出类 <text:span text:style-name="Strong_20_Emphasis">柯尔莫哥洛夫 (Kolmogorov) 能量级联</text:span>，证实了“意义”通过粘性耗散从宏观意图传递至微观逻辑。</text:p>
        </text:list-item>
        <text:list-item>
          <text:p text:style-name="P2"><text:span text:style-name="Strong_20_Emphasis">有限时间奇异性</text:span>: 在压力测试下，我们观测到了流速的数学爆破 (Blow-up)，将 <text:span text:style-name="Strong_20_Emphasis">幻觉 (Hallucination)</text:span> 解释为系统超过临界雷诺数时形成的激波。</text:p>
        </text:list-item>
      </text:list>
      <text:p text:style-name="Text_20_body">我们的发现表明，智能本质上是一种 <text:span text:style-name="Strong_20_Emphasis">反粘性机制</text:span>，它策略性地诱导湍流以打破信息对称性。我们得出结论：注意力机制的“粘性”是理性的关键调节器，它在湍流的创造力与奇点的毁灭性风险之间维持着微妙的平衡。</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CJK SC1" style:font-family-complex="'Noto Sans CJK SC'"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9T21:44:26.978475538</meta:creation-date>
    <dc:date>2025-11-29T21:45:09.209997844</dc:date>
    <meta:editing-duration>PT42S</meta:editing-duration>
    <meta:editing-cycles>1</meta:editing-cycles>
    <meta:document-statistic meta:table-count="0" meta:image-count="0" meta:object-count="0" meta:page-count="2" meta:paragraph-count="18" meta:word-count="789" meta:character-count="2778" meta:non-whitespace-character-count="2472"/>
    <meta:generator>LibreOffice/24.2.7.2$Linux_X86_64 LibreOffice_project/420$Build-2</meta:generator>
  </office:meta>
</office:document-meta>
</file>